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ensim4OpenCog</text:p>
      <text:p text:style-name="Standard">User Documentation</text:p>
      <text:p text:style-name="Standard">rev 0.1</text:p>
      <text:p text:style-name="Standard"/>
      <text:p text:style-name="Standard">Summary</text:p>
      <text:p text:style-name="Standard"/>
      <text:p text:style-name="Standard">Cogbot/Opensim4OpenCog is a server written in C# that connects to a avatar acting</text:p>
      <text:p text:style-name="Standard">as "bot" in OpenSim/Second Life/RealXtend.</text:p>
      <text:p text:style-name="Standard">Opensim4OpenCog is likely to be useful to two audiences.</text:p>
      <text:p text:style-name="Standard">First, Opensim4OpenCog is being built to serve as a virtual robot for the OpenCog project. It is widely acknowledged that an AGI requires a rich environment with which to interact. Real robots suffer from a number of infelicities, from sticky servos to lack of reproducability. A virtual robot operating in a virtual world is more controllable. <text:s/>At the same time, the environment must be large, complex, and unpredictable. Fortunately, virtual worlds provide such an environment. Second Life, with it's large size, emphasis on user configurability, and lack of a clear, unidirectional goal, serves well.</text:p>
      <text:p text:style-name="Standard">Second, we expect Opensim4OpenCog to serve a wide variety of users outside the immediate AGI community, as a robust, flexible, intelligent tool for constructing automatic 'bots' in virtual worlds.</text:p>
      <text:p text:style-name="Standard"/>
      <text:p text:style-name="Standard"/>
      <text:p text:style-name="Standard">Architecture</text:p>
      <text:p text:style-name="Standard"/>
      <text:p text:style-name="Standard">The Second Life Messaging Protocol<text:note text:id="ftn1" text:note-class="footnote"><text:note-citation>1</text:note-citation><text:note-body><text:p text:style-name="Footnote">http://wiki.secondlife.com/wiki/Protocol</text:p></text:note-body></text:note>, is a de facto standard protocol for operating a 'grid' of 'simulators', servers serving pieces of virtual land, along with support services. This protocol is supported by the Second Life(tm) service and by grids operating the OpenSim server.</text:p>
      <text:p text:style-name="Standard">The protocol is complex and involves connecting to a number of different actual server processes, but for our purposes we can simply think of a server connecting to a viewer.</text:p>
      <text:p text:style-name="Standard">Typically a viewer is a GUI client that displays the user's view of the world and allows them to control their avatar.</text:p>
      <text:p text:style-name="Standard">Opensim4OpenCog is a viewer. Unlike a normal viewer, Opensim4OpenCog is oriented towards connecting with another program and being run as a bot. Thus Opensim4OpenCog also acts as a server, and can be communicated with in a number of ways (see 'Interacting with Opensim4OpenCog') programmatically.</text:p>
      <text:p text:style-name="Standard">Opensim4OpenCog is a plugin extension to the Radegast<text:note text:id="ftn2" text:note-class="footnote"><text:note-citation>2</text:note-citation><text:note-body><text:p text:style-name="Footnote">http://radegast.org/wp/</text:p></text:note-body></text:note> viewer, a viewer intended for interacting in situations where a 3<text:span text:style-name="T1">rd</text:span> person POV 'game' display is inappropriate. Radegast provides os4oc with the ability to control the bot manually.</text:p>
      <text:p text:style-name="Standard"/>
      <text:p text:style-name="Standard">System Requirements</text:p>
      <text:p text:style-name="Standard"/>
      <text:p text:style-name="Standard">Installation</text:p>
      <text:p text:style-name="Standard"/>
      <text:p text:style-name="Standard">&lt;TODO&gt;</text:p>
      <text:p text:style-name="Standard"/>
      <text:p text:style-name="Standard">Running Opensim4OpenCog</text:p>
      <text:p text:style-name="Standard"/>
      <text:p text:style-name="Standard">&lt;TODO&gt;</text:p>
      <text:p text:style-name="Standard">(you can add a startup command to botconfig.xml so you can consult a file)</text:p>
      <text:p text:style-name="Standard"/>
      <text:p text:style-name="Standard">Configuring with botconfig</text:p>
      <text:p text:style-name="Standard"/>
      <text:p text:style-name="Standard"><text:soft-page-break/></text:p>
      <text:p text:style-name="Standard">User Interface</text:p>
      <text:p text:style-name="Standard">At startup os4oc will open three windows. </text:p>
      <text:p text:style-name="Standard">os4oc is integrated into the SWI-Prolog<text:note text:id="ftn3" text:note-class="footnote"><text:note-citation>3</text:note-citation><text:note-body><text:p text:style-name="Footnote">http://www.swi-prolog.org/</text:p></text:note-body></text:note> development environment. The normal SWI-Prolog integrated development environment is available during cogbot programming. </text:p>
      <text:p text:style-name="Standard"/>
      <text:p text:style-name="Standard">It is frequently necessary, during bot development, to operate the bot by hand. For this reason, cogbot operates as a plugin inside the Radegast viewer. Radegast displays it's own window.</text:p>
      <text:p text:style-name="Standard"/>
      <text:p text:style-name="Standard">Other displays -</text:p>
      <text:p text:style-name="Standard">Optionally, the user can request images of objects in the radegast window. These are supplied via LookingGlass.</text:p>
      <text:p text:style-name="Standard"/>
      <text:p text:style-name="Standard">The pfdebug command opens a debug panel useful for understanding the bot's pathfinding behavior.</text:p>
      <text:p text:style-name="Standard"/>
      <text:p text:style-name="Standard"/>
      <text:p text:style-name="Standard">/pfdebug</text:p>
      <text:p text:style-name="Standard"/>
      <text:p text:style-name="Standard"/>
      <text:p text:style-name="Standard"/>
      <text:p text:style-name="Standard"/>
      <text:p text:style-name="Standard"/>
      <text:p text:style-name="Standard">ask doug for rules for $ and ! In his cmd interpreter</text:p>
      <text:p text:style-name="Standard"/>
      <text:p text:style-name="Standard"/>
      <text:p text:style-name="Standard"/>
      <text:p text:style-name="Standard"/>
      <text:p text:style-name="Standard">AIMLbot - </text:p>
      <text:p text:style-name="Standard">not loaded (commented out iin botconfig), makes the bot listen on chat and respond with aiml interpreter</text:p>
      <text:p text:style-name="Standard"/>
      <text:p text:style-name="Standard">CSProlog – C# based Prolog interpreter, is only currently loaded by AIMLBot, which loads it but doesn't do anything useful with it.</text:p>
      <text:p text:style-name="Standard"/>
      <text:p text:style-name="Standard">DotLisp – always loaded used for the event filtering and interpreting botconfig.xml</text:p>
      <text:p text:style-name="Standard"/>
      <text:p text:style-name="Standard">IKVM <text:s/>- module that allows .net to access jar files</text:p>
      <text:p text:style-name="Standard"/>
      <text:p text:style-name="Standard">Lucene – natural language database used by AIMLbot</text:p>
      <text:p text:style-name="Standard"/>
      <text:p text:style-name="Standard">MushDLR223 -</text:p>
      <text:p text:style-name="Standard">shared utility lib shared between cogbot and it's modules</text:p>
      <text:p text:style-name="Standard">general purpose utilities</text:p>
      <text:p text:style-name="Standard">supposed to be a scripting framework</text:p>
      <text:p text:style-name="Standard"/>
      <text:p text:style-name="Standard">PathSystem3D -</text:p>
      <text:p text:style-name="Standard">pathfinder, not dependent on cogbot. Cogbot depends on it</text:p>
      <text:p text:style-name="Standard"/>
      <text:p text:style-name="Standard">SharpWordNet – C# lib for WordNet, a part of speech database. LAIR accesses it.</text:p>
      <text:p text:style-name="Standard"/>
      <text:p text:style-name="Standard">LAIR – bunch of C# utilities that do language parsing (tells what are nouns, verbs, adjectives) , <text:soft-page-break/>used by AIMLBOT</text:p>
      <text:p text:style-name="Standard"/>
      <text:p text:style-name="Standard">Cogbot.LAIR – abstraction layer on LAIR so LAIR can be removed from cogbot.</text:p>
      <text:p text:style-name="Standard"/>
      <text:p text:style-name="Standard">LibOMV – library to deal with SL Messaging Protocol</text:p>
      <text:p text:style-name="Standard"/>
      <text:p text:style-name="Standard">LookingGlassClient – visualization library for Radegast</text:p>
      <text:p text:style-name="Standard">RadegastClient – this is Radegast</text:p>
      <text:p text:style-name="Standard"/>
      <text:p text:style-name="Standard">SwiProlog – SWI prolog interpreter</text:p>
      <text:p text:style-name="Standard"/>
      <text:p text:style-name="Standard">SwiPlCs – allows swi-prolog to access .net <text:s/>libs</text:p>
      <text:p text:style-name="Standard"/>
      <text:p text:style-name="Standard">PrologScriptEngine – unified architecture for accessing Prolog from C#</text:p>
      <text:p text:style-name="Standard"/>
      <text:p text:style-name="Standard">swicli – the swi prolog module that hosts .net <text:s/>runtime</text:p>
      <text:p text:style-name="Standard"/>
      <text:p text:style-name="Standard">cogbot32 – allows cogbot to act like it's on a 32 bit machine</text:p>
      <text:p text:style-name="Standard"/>
      <text:p text:style-name="Standard">cogbot.library</text:p>
      <text:p text:style-name="Standard"/>
      <text:p text:style-name="Standard">TheOpenSims – all the objects that cogbot uses (name is misleading) – meshes, objects, avatars</text:p>
      <text:p text:style-name="Standard"/>
      <text:p text:style-name="Standard">Tutorials- a set of classes to give the bot some behavior that teaches one how to use i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46M42S</meta:editing-duration>
    <meta:editing-cycles>14</meta:editing-cycles>
    <meta:generator>OpenOffice.org/3.3$Win32 OpenOffice.org_project/330m20$Build-9567</meta:generator>
    <dc:date>2011-06-27T13:43:07.47</dc:date>
    <dc:creator>Anne Ogborn</dc:creator>
    <meta:document-statistic meta:table-count="0" meta:image-count="0" meta:object-count="0" meta:page-count="3" meta:paragraph-count="60" meta:word-count="716" meta:character-count="4584"/>
    <meta:user-defined meta:name="Info 1"/>
    <meta:user-defined meta:name="Info 2"/>
    <meta:user-defined meta:name="Info 3"/>
    <meta:user-defined meta:name="Info 4"/>
  </office:meta>
</office:document-meta>
</file>